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="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4.27cm" fo:min-width="5.22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4.27cm" fo:min-width="5.54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4.27cm" fo:min-width="5.036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4.27cm" fo:min-width="5.2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204cm" fo:min-width="3.558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04cm" fo:min-width="3.51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104cm" fo:min-width="3.286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cm" fo:min-width="3.548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579d1c" draw:opacity="10%" draw:textarea-horizontal-align="justify" draw:textarea-vertical-align="top" draw:auto-grow-height="false" fo:min-height="3.104cm" fo:min-width="3.62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0000" draw:opacity="10%" draw:textarea-horizontal-align="justify" draw:textarea-vertical-align="top" draw:auto-grow-height="false" fo:min-height="3.1cm" fo:min-width="3.176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16.605cm" svg:y1="2.752cm" svg:x2="20.884cm" svg:y2="4.364cm">
          <text:p/>
        </draw:line>
        <draw:line draw:style-name="gr2" draw:text-style-name="P1" draw:layer="layout" svg:x1="11.176cm" svg:y1="2.752cm" svg:x2="6.914cm" svg:y2="4.364cm">
          <text:p/>
        </draw:line>
        <draw:line draw:style-name="gr1" draw:text-style-name="P1" draw:layer="layout" svg:x1="22.408cm" svg:y1="11.888cm" svg:x2="5.588cm" svg:y2="14.224cm">
          <text:p/>
        </draw:line>
        <draw:line draw:style-name="gr1" draw:text-style-name="P1" draw:layer="layout" svg:x1="22.408cm" svg:y1="11.888cm" svg:x2="23.424cm" svg:y2="14.178cm">
          <text:p/>
        </draw:line>
        <draw:line draw:style-name="gr1" draw:text-style-name="P1" draw:layer="layout" svg:x1="22.408cm" svg:y1="11.888cm" svg:x2="14.534cm" svg:y2="14.178cm">
          <text:p/>
        </draw:line>
        <draw:custom-shape draw:style-name="gr3" draw:text-style-name="P3" draw:layer="layout" svg:width="5.78cm" svg:height="5.888cm" svg:x="1.042cm" svg:y="5.673cm">
          <text:p text:style-name="P2"><text:span text:style-name="T1">+ Computationally inexpensive in </text:span></text:p>
          <text:p text:style-name="P2"><text:span text:style-name="T1">comparison <text:s/>with public key</text:span></text:p>
          <text:p text:style-name="P2"><text:span text:style-name="T1"/></text:p>
          <text:p text:style-name="P2"><text:span text:style-name="T1">+ Ciphertexts are not significantly</text:span></text:p>
          <text:p text:style-name="P2"><text:span text:style-name="T1">longer for short plaintex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096cm" svg:height="5.888cm" svg:x="7.13cm" svg:y="5.673cm">
          <text:p text:style-name="P2"><text:span text:style-name="T1">- Keys have to be exchanged among </text:span></text:p>
          <text:p text:style-name="P2"><text:span text:style-name="T1">sender and receiver before starting </text:span></text:p>
          <text:p text:style-name="P2"><text:span text:style-name="T1">the communication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5.888cm" svg:x="15.312cm" svg:y="5.673cm">
          <text:p text:style-name="P2"><text:span text:style-name="T1">+ No key exchange required</text:span></text:p>
          <text:p text:style-name="P2"><text:span text:style-name="T1"/></text:p>
          <text:p text:style-name="P2"><text:span text:style-name="T1">+ Anyone can encrypt</text:span></text:p>
          <text:p text:style-name="P2"><text:span text:style-name="T1"/></text:p>
          <text:p text:style-name="P2"><text:span text:style-name="T1">+ Private key is only at one place 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842cm" svg:height="5.888cm" svg:x="21.138cm" svg:y="5.673cm">
          <text:p text:style-name="P2"><text:span text:style-name="T1">- Computationally expensive</text:span></text:p>
          <text:p text:style-name="P2"><text:span text:style-name="T1"/></text:p>
          <text:p text:style-name="P2"><text:span text:style-name="T1">- Longer ciphertexts even for short</text:span></text:p>
          <text:p text:style-name="P2"><text:span text:style-name="T1">plaintexts</text:span></text:p>
          <text:p text:style-name="P2"><text:span text:style-name="T1"/></text:p>
          <text:p text:style-name="P2"><text:span text:style-name="T1">- Compromised key revocation</text:span></text:p>
          <text:p text:style-name="P2"><text:span text:style-name="T1">is complex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11cm" svg:height="4.58cm" svg:x="18.552cm" svg:y="15.486cm">
          <text:p text:style-name="P2"><text:span text:style-name="T1">+ Easy key management</text:span></text:p>
          <text:p text:style-name="P2"><text:span text:style-name="T1"/></text:p>
          <text:p text:style-name="P2"><text:span text:style-name="T1">+ No trust hierarchy</text:span></text:p>
          <text:p text:style-name="P2"><text:span text:style-name="T1"/></text:p>
          <text:p text:style-name="P2"><text:span text:style-name="T1">+ No certificate required</text:span></text:p>
          <text:p text:style-name="P2"><text:span text:style-name="T1"/></text:p>
          <text:p text:style-name="P2"><text:span text:style-name="T1">+ Less communication</text:span></text:p>
          <text:p text:style-name="P2"><text:span text:style-name="T1">overhead</text:span></text:p>
          <text:p text:style-name="P2"><text:span text:style-name="T1"/></text:p>
          <text:p text:style-name="P2"><text:span text:style-name="T1">+ Easier revo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64cm" svg:height="4.58cm" svg:x="22.916cm" svg:y="15.486cm">
          <text:p text:style-name="P2"><text:span text:style-name="T1"><text:s/></text:span><text:span text:style-name="T1">- Only trusted roots can </text:span></text:p>
          <text:p text:style-name="P2"><text:span text:style-name="T1">decrypt the message </text:span></text:p>
          <text:p text:style-name="P2"><text:span text:style-name="T1">which creates pressure </text:span></text:p>
          <text:p text:style-name="P2"><text:span text:style-name="T1">Of computation at a </text:span></text:p>
          <text:p text:style-name="P2"><text:span text:style-name="T1">single point</text:span></text:p>
          <text:p text:style-name="P2"><text:span text:style-name="T1"/></text:p>
          <text:p text:style-name="P2"><text:span text:style-name="T1">- Distribution of trust is </text:span></text:p>
          <text:p text:style-name="P2"><text:span text:style-name="T1">not possib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984cm" svg:height="4.516cm" svg:x="9.534cm" svg:y="15.486cm">
          <text:p text:style-name="P2"><text:span text:style-name="T1">+ Distributed trust</text:span></text:p>
          <text:p text:style-name="P2"><text:span text:style-name="T1">network</text:span></text:p>
          <text:p text:style-name="P2"><text:span text:style-name="T1"/></text:p>
          <text:p text:style-name="P2"><text:span text:style-name="T1">+ Harder revocation,</text:span></text:p>
          <text:p text:style-name="P2"><text:span text:style-name="T1">but still possible 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1cm" svg:height="4.51cm" svg:x="13.736cm" svg:y="15.486cm">
          <text:p text:style-name="P2"><text:span text:style-name="T1">- Long certificate chain</text:span></text:p>
          <text:p text:style-name="P2"><text:span text:style-name="T1">increases communication</text:span></text:p>
          <text:p text:style-name="P2"><text:span text:style-name="T1">overhead</text:span></text:p>
          <text:p text:style-name="P2"><text:span text:style-name="T1"/></text:p>
          <text:p text:style-name="P2"><text:span text:style-name="T1">- Network of CA required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174cm" svg:height="4.515cm" svg:x="1.016cm" svg:y="15.422cm">
          <text:p text:style-name="P2"><text:span text:style-name="T1">+ Secret key of PKG can </text:span></text:p>
          <text:p text:style-name="P2"><text:span text:style-name="T1">be destroyed at certain </text:span></text:p>
          <text:p text:style-name="P2"><text:span text:style-name="T1">point</text:span></text:p>
          <text:p text:style-name="P2"><text:span text:style-name="T1">+ Authenticity of public </text:span></text:p>
          <text:p text:style-name="P2"><text:span text:style-name="T1">key is guaranteed by </text:span></text:p>
          <text:p text:style-name="P2"><text:span text:style-name="T1">PKG</text:span></text:p>
          <text:p text:style-name="P2"><text:span text:style-name="T1">+ No certificate</text:span></text:p>
          <text:p text:style-name="P2"><text:span text:style-name="T1">+ Public private key pair</text:span></text:p>
          <text:p text:style-name="P2"><text:span text:style-name="T1">can not be created by </text:span></text:p>
          <text:p text:style-name="P2"><text:span text:style-name="T1">any on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28cm" svg:height="4.51cm" svg:x="5.326cm" svg:y="15.486cm">
          <text:p text:style-name="P2"><text:span text:style-name="T1">- Credential/public-key </text:span></text:p>
          <text:p text:style-name="P2"><text:span text:style-name="T1">of an ID can not <text:s/></text:span></text:p>
          <text:p text:style-name="P2"><text:span text:style-name="T1">revoked</text:span></text:p>
          <text:p text:style-name="P2"><text:span text:style-name="T1"/></text:p>
          <text:p text:style-name="P2"><text:span text:style-name="T1">- Too much trust on </text:span></text:p>
          <text:p text:style-name="P2"><text:span text:style-name="T1">PK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fbox{Encryption}§svg§600§FALSE§</svg:desc>
          <draw:polygon draw:style-name="gr13" draw:layer="layout" svg:width="5.47cm" svg:height="1.533cm" svg:x="11.176cm" svg:y="1.26cm" svg:viewBox="0 0 5471 1534" draw:points="2736,1534 0,1534 0,0 5471,0 5471,1534">
            <text:p/>
          </draw:polygon>
          <draw:polygon draw:style-name="gr14" draw:layer="layout" svg:width="5.47cm" svg:height="0.041cm" svg:x="11.176cm" svg:y="1.26cm" svg:viewBox="0 0 5471 42" draw:points="2736,42 0,42 0,0 5471,0 5471,42">
            <text:p/>
          </draw:polygon>
          <draw:polygon draw:style-name="gr14" draw:layer="layout" svg:width="0.041cm" svg:height="1.455cm" svg:x="11.176cm" svg:y="1.299cm" svg:viewBox="0 0 42 1456" draw:points="22,1456 0,1456 0,0 42,0 42,1456">
            <text:p/>
          </draw:polygon>
          <draw:path draw:style-name="gr14" draw:layer="layout" svg:width="0.612cm" svg:height="0.671cm" svg:x="11.543cm" svg:y="1.599cm" svg:viewBox="0 0 613 672" svg:d="M101 593c0 37 0 48-79 48h-22v31h571l42-255h-25c-25 151-48 224-218 224h-132c-48 0-48-6-48-39v-263h90c95 0 106 31 106 114h26v-263h-26c0 87-11 118-106 118h-90v-238c0-34 0-39 48-39h129c151 0 176 53 193 190h25l-28-221h-557v31h22c79 0 79 11 79 47z">
            <text:p/>
          </draw:path>
          <draw:path draw:style-name="gr14" draw:layer="layout" svg:width="0.497cm" svg:height="0.436cm" svg:x="12.212cm" svg:y="1.83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4" draw:layer="layout" svg:width="0.377cm" svg:height="0.452cm" svg:x="12.761cm" svg:y="1.825cm" svg:viewBox="0 0 378 453" svg:d="M81 227c0-160 81-202 135-202 8 0 72 0 106 37-39 2-48 33-48 44 0 26 20 45 48 45 25 0 45-17 45-45 0-67-76-106-151-106-124 0-216 106-216 230 0 126 98 223 213 223 134 0 165-117 165-128 0-9-11-9-14-9-8 0-11 3-11 9-31 92-95 103-132 103-50 0-140-42-140-201z">
            <text:p/>
          </draw:path>
          <draw:path draw:style-name="gr14" draw:layer="layout" svg:width="0.332cm" svg:height="0.436cm" svg:x="13.192cm" svg:y="1.83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4" draw:layer="layout" svg:width="0.483cm" svg:height="0.629cm" svg:x="13.567cm" svg:y="1.842cm" svg:viewBox="0 0 484 630" svg:d="M392 95c25-64 76-64 92-64v-31c-22 3-53 3-75 3-17 0-65-3-84-3v31c31 0 45 17 45 42 0 11 0 11-6 25l-101 241-109-266c-3-9-6-11-6-17 0-25 37-25 56-25v-31c-25 0-92 3-109 3-25 0-64 0-95-3v31c48 0 67 0 81 33l149 361c-6 14-20 45-26 59-22 53-50 123-112 123-5 0-28 0-47-19 31-3 39-25 39-39 0-28-20-42-42-42-20 0-42 11-42 42 0 44 42 81 92 81 62 0 101-59 126-115z">
            <text:p/>
          </draw:path>
          <draw:path draw:style-name="gr14" draw:layer="layout" svg:width="0.486cm" svg:height="0.629cm" svg:x="14.096cm" svg:y="1.83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14" draw:layer="layout" svg:width="0.31cm" svg:height="0.618cm" svg:x="14.634cm" svg:y="1.663cm" svg:viewBox="0 0 311 619" svg:d="M154 213h140v-31h-140v-182h-25c-3 81-31 188-129 190v23h84v271c0 123 92 135 129 135 70 0 98-70 98-135v-56h-25v56c0 73-28 109-68 109-64 0-64-89-64-106z">
            <text:p/>
          </draw:path>
          <draw:path draw:style-name="gr14" draw:layer="layout" svg:width="0.212cm" svg:height="0.66cm" svg:x="15.031cm" svg:y="1.61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4" draw:layer="layout" svg:width="0.439cm" svg:height="0.452cm" svg:x="15.3cm" svg:y="1.825cm" svg:viewBox="0 0 440 453" svg:d="M440 232c0-128-101-232-219-232-126 0-221 109-221 232 0 126 104 221 218 221 121 0 222-95 222-221zM221 428c-45 0-87-19-115-64-25-45-25-104-25-140 0-39 0-92 25-137 26-45 73-65 112-65 45 0 87 23 112 65 26 42 26 98 26 137 0 36 0 90-20 132-22 44-67 72-115 72z">
            <text:p/>
          </draw:path>
          <draw:path draw:style-name="gr14" draw:layer="layout" svg:width="0.497cm" svg:height="0.436cm" svg:x="15.796cm" svg:y="1.83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olygon draw:style-name="gr14" draw:layer="layout" svg:width="0.041cm" svg:height="1.455cm" svg:x="16.605cm" svg:y="1.299cm" svg:viewBox="0 0 42 1456" draw:points="22,1456 0,1456 0,0 42,0 42,1456">
            <text:p/>
          </draw:polygon>
          <draw:polygon draw:style-name="gr14" draw:layer="layout" svg:width="5.47cm" svg:height="0.041cm" svg:x="11.176cm" svg:y="2.752cm" svg:viewBox="0 0 5471 42" draw:points="2736,42 0,42 0,0 5471,0 5471,42">
            <text:p/>
          </draw:polygon>
        </draw:g>
        <draw:g>
          <svg:title>TexMaths</svg:title>
          <svg:desc>16§display§\fbox{Symmetric-key encryption}§svg§600§FALSE§</svg:desc>
          <draw:polygon draw:style-name="gr13" draw:layer="layout" svg:width="6.837cm" svg:height="0.882cm" svg:x="3.622cm" svg:y="4.364cm" svg:viewBox="0 0 6838 883" draw:points="3419,883 0,883 0,0 6838,0 6838,883">
            <text:p/>
          </draw:polygon>
          <draw:polygon draw:style-name="gr14" draw:layer="layout" svg:width="6.837cm" svg:height="0.023cm" svg:x="3.622cm" svg:y="4.364cm" svg:viewBox="0 0 6838 24" draw:points="3419,24 0,24 0,0 6838,0 6838,24">
            <text:p/>
          </draw:polygon>
          <draw:polygon draw:style-name="gr14" draw:layer="layout" svg:width="0.023cm" svg:height="0.837cm" svg:x="3.622cm" svg:y="4.386cm" svg:viewBox="0 0 24 838" draw:points="13,838 0,838 0,0 24,0 24,838">
            <text:p/>
          </draw:polygon>
          <draw:path draw:style-name="gr14" draw:layer="layout" svg:width="0.25cm" svg:height="0.41cm" svg:x="3.844cm" svg:y="4.55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14" draw:layer="layout" svg:width="0.276cm" svg:height="0.359cm" svg:x="4.136cm" svg:y="4.703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439cm" svg:height="0.249cm" svg:x="4.44cm" svg:y="4.697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14" draw:layer="layout" svg:width="0.439cm" svg:height="0.249cm" svg:x="4.908cm" svg:y="4.697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4" draw:layer="layout" svg:width="0.218cm" svg:height="0.258cm" svg:x="5.375cm" svg:y="4.694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177cm" svg:height="0.353cm" svg:x="5.62cm" svg:y="4.599cm" svg:viewBox="0 0 178 354" svg:d="M88 122h80v-18h-80v-104h-14c-2 46-18 107-74 109v13h48v155c0 70 53 77 74 77 40 0 56-40 56-77v-32h-15v32c0 41-16 62-38 62-37 0-37-51-37-61z">
            <text:p/>
          </draw:path>
          <draw:path draw:style-name="gr14" draw:layer="layout" svg:width="0.189cm" svg:height="0.249cm" svg:x="5.844cm" svg:y="4.69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4" draw:layer="layout" svg:width="0.121cm" svg:height="0.377cm" svg:x="6.067cm" svg:y="4.56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4" draw:layer="layout" svg:width="0.215cm" svg:height="0.258cm" svg:x="6.223cm" svg:y="4.694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olygon draw:style-name="gr14" draw:layer="layout" svg:width="0.149cm" svg:height="0.033cm" svg:x="6.46cm" svg:y="4.807cm" svg:viewBox="0 0 150 34" draw:points="150,34 150,0 0,0 0,34">
            <text:p/>
          </draw:polygon>
          <draw:path draw:style-name="gr14" draw:layer="layout" svg:width="0.273cm" svg:height="0.391cm" svg:x="6.657cm" svg:y="4.556cm" svg:viewBox="0 0 274 392" svg:d="M45 349c0 25-7 25-45 25v18c19 0 45-2 62-2 16 0 39 0 61 2v-18c-37 0-43 0-43-25v-58l35-32c45 61 69 93 69 103 0 11-10 12-21 12v18c16 0 50-2 61-2 16 0 34 0 50 2v-18c-21 0-34 0-56-30l-71-101c-1-1-5-5-5-6 0-2 42-35 47-40 35-29 59-31 72-31v-17c-18 1-24 1-40 1-21 0-56-1-64-1v17c11 0 17 7 17 15 0 11-8 17-12 21l-80 68v-270l-82 6v18c40 0 45 3 45 32z">
            <text:p/>
          </draw:path>
          <draw:path draw:style-name="gr14" draw:layer="layout" svg:width="0.218cm" svg:height="0.258cm" svg:x="6.939cm" svg:y="4.694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6cm" svg:height="0.359cm" svg:x="7.183cm" svg:y="4.703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218cm" svg:height="0.258cm" svg:x="7.673cm" svg:y="4.694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84cm" svg:height="0.249cm" svg:x="7.926cm" svg:y="4.69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14" draw:layer="layout" svg:width="0.215cm" svg:height="0.258cm" svg:x="8.239cm" svg:y="4.694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14" draw:layer="layout" svg:width="0.189cm" svg:height="0.249cm" svg:x="8.486cm" svg:y="4.69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4" draw:layer="layout" svg:width="0.276cm" svg:height="0.359cm" svg:x="8.7cm" svg:y="4.703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277cm" svg:height="0.359cm" svg:x="9.002cm" svg:y="4.697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14" draw:layer="layout" svg:width="0.177cm" svg:height="0.353cm" svg:x="9.31cm" svg:y="4.599cm" svg:viewBox="0 0 178 354" svg:d="M88 122h80v-18h-80v-104h-14c-2 46-18 107-74 109v13h48v155c0 70 53 77 74 77 40 0 56-40 56-77v-32h-15v32c0 41-16 62-38 62-37 0-37-51-37-61z">
            <text:p/>
          </draw:path>
          <draw:path draw:style-name="gr14" draw:layer="layout" svg:width="0.121cm" svg:height="0.377cm" svg:x="9.535cm" svg:y="4.56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4" draw:layer="layout" svg:width="0.25cm" svg:height="0.258cm" svg:x="9.689cm" svg:y="4.694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14" draw:layer="layout" svg:width="0.284cm" svg:height="0.249cm" svg:x="9.972cm" svg:y="4.69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olygon draw:style-name="gr14" draw:layer="layout" svg:width="0.023cm" svg:height="0.837cm" svg:x="10.436cm" svg:y="4.386cm" svg:viewBox="0 0 24 838" draw:points="13,838 0,838 0,0 24,0 24,838">
            <text:p/>
          </draw:polygon>
          <draw:polygon draw:style-name="gr14" draw:layer="layout" svg:width="6.837cm" svg:height="0.023cm" svg:x="3.622cm" svg:y="5.223cm" svg:viewBox="0 0 6838 24" draw:points="3419,24 0,24 0,0 6838,0 6838,24">
            <text:p/>
          </draw:polygon>
        </draw:g>
        <draw:g>
          <svg:title>TexMaths</svg:title>
          <svg:desc>16§display§\fbox{Public-key encryption}§svg§600§FALSE§</svg:desc>
          <draw:polygon draw:style-name="gr13" draw:layer="layout" svg:width="5.765cm" svg:height="0.882cm" svg:x="18.221cm" svg:y="4.365cm" svg:viewBox="0 0 5766 883" draw:points="2883,883 0,883 0,0 5766,0 5766,883">
            <text:p/>
          </draw:polygon>
          <draw:polygon draw:style-name="gr14" draw:layer="layout" svg:width="5.765cm" svg:height="0.023cm" svg:x="18.221cm" svg:y="4.365cm" svg:viewBox="0 0 5766 24" draw:points="2883,24 0,24 0,0 5766,0 5766,24">
            <text:p/>
          </draw:polygon>
          <draw:polygon draw:style-name="gr14" draw:layer="layout" svg:width="0.023cm" svg:height="0.837cm" svg:x="18.221cm" svg:y="4.387cm" svg:viewBox="0 0 24 838" draw:points="13,838 0,838 0,0 24,0 24,838">
            <text:p/>
          </draw:polygon>
          <draw:path draw:style-name="gr14" draw:layer="layout" svg:width="0.332cm" svg:height="0.385cm" svg:x="18.432cm" svg:y="4.563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14" draw:layer="layout" svg:width="0.284cm" svg:height="0.255cm" svg:x="18.813cm" svg:y="4.698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14" draw:layer="layout" svg:width="0.277cm" svg:height="0.397cm" svg:x="19.123cm" svg:y="4.557cm" svg:viewBox="0 0 278 398" svg:d="M82 179v-179l-82 6v18c40 0 45 3 45 32v336h13c1 0 6-8 20-35 8 13 32 41 74 41 69 0 126-56 126-128s-54-128-120-128c-43 0-67 28-76 37zM83 328v-117c0-11 0-11 7-21 22-30 52-35 67-35 24 0 45 15 59 35 14 24 16 56 16 79 0 21-2 56-18 80-11 17-33 37-64 37-25 0-46-13-59-36-8-11-8-12-8-22z">
            <text:p/>
          </draw:path>
          <draw:path draw:style-name="gr14" draw:layer="layout" svg:width="0.125cm" svg:height="0.391cm" svg:x="19.439cm" svg:y="4.557cm" svg:viewBox="0 0 126 392" svg:d="M82 0l-82 6v18c40 0 45 3 45 32v293c0 25-7 25-45 25v18c19 0 50-2 64-2 13 0 42 2 62 2v-18c-38 0-44 0-44-25z">
            <text:p/>
          </draw:path>
          <draw:path draw:style-name="gr14" draw:layer="layout" svg:width="0.121cm" svg:height="0.377cm" svg:x="19.594cm" svg:y="4.5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4" draw:layer="layout" svg:width="0.215cm" svg:height="0.258cm" svg:x="19.75cm" svg:y="4.695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olygon draw:style-name="gr14" draw:layer="layout" svg:width="0.149cm" svg:height="0.033cm" svg:x="19.989cm" svg:y="4.808cm" svg:viewBox="0 0 150 34" draw:points="150,34 150,0 0,0 0,34">
            <text:p/>
          </draw:polygon>
          <draw:path draw:style-name="gr14" draw:layer="layout" svg:width="0.273cm" svg:height="0.391cm" svg:x="20.186cm" svg:y="4.557cm" svg:viewBox="0 0 274 392" svg:d="M45 349c0 25-7 25-45 25v18c19 0 45-2 62-2 16 0 39 0 61 2v-18c-37 0-43 0-43-25v-58l35-32c45 61 69 93 69 103 0 11-10 12-21 12v18c16 0 50-2 61-2 16 0 34 0 50 2v-18c-21 0-34 0-56-30l-71-101c-1-1-5-5-5-6 0-2 42-35 47-40 35-29 59-31 72-31v-17c-18 1-24 1-40 1-21 0-56-1-64-1v17c11 0 17 7 17 15 0 11-8 17-12 21l-80 68v-270l-82 6v18c40 0 45 3 45 32z">
            <text:p/>
          </draw:path>
          <draw:path draw:style-name="gr14" draw:layer="layout" svg:width="0.218cm" svg:height="0.258cm" svg:x="20.466cm" svg:y="4.69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6cm" svg:height="0.359cm" svg:x="20.71cm" svg:y="4.704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218cm" svg:height="0.258cm" svg:x="21.2cm" svg:y="4.69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84cm" svg:height="0.249cm" svg:x="21.453cm" svg:y="4.698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14" draw:layer="layout" svg:width="0.215cm" svg:height="0.258cm" svg:x="21.766cm" svg:y="4.695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14" draw:layer="layout" svg:width="0.189cm" svg:height="0.249cm" svg:x="22.013cm" svg:y="4.698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4" draw:layer="layout" svg:width="0.276cm" svg:height="0.359cm" svg:x="22.227cm" svg:y="4.704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277cm" svg:height="0.359cm" svg:x="22.53cm" svg:y="4.698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14" draw:layer="layout" svg:width="0.177cm" svg:height="0.353cm" svg:x="22.837cm" svg:y="4.6cm" svg:viewBox="0 0 178 354" svg:d="M88 122h80v-18h-80v-104h-14c-2 46-18 107-74 109v13h48v155c0 70 53 77 74 77 40 0 56-40 56-77v-32h-15v32c0 41-16 62-38 62-37 0-37-51-37-61z">
            <text:p/>
          </draw:path>
          <draw:path draw:style-name="gr14" draw:layer="layout" svg:width="0.121cm" svg:height="0.377cm" svg:x="23.064cm" svg:y="4.5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14" draw:layer="layout" svg:width="0.25cm" svg:height="0.258cm" svg:x="23.217cm" svg:y="4.695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14" draw:layer="layout" svg:width="0.284cm" svg:height="0.249cm" svg:x="23.501cm" svg:y="4.698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olygon draw:style-name="gr14" draw:layer="layout" svg:width="0.023cm" svg:height="0.837cm" svg:x="23.963cm" svg:y="4.387cm" svg:viewBox="0 0 24 838" draw:points="13,838 0,838 0,0 24,0 24,838">
            <text:p/>
          </draw:polygon>
          <draw:polygon draw:style-name="gr14" draw:layer="layout" svg:width="5.765cm" svg:height="0.023cm" svg:x="18.221cm" svg:y="5.224cm" svg:viewBox="0 0 5766 24" draw:points="2883,24 0,24 0,0 5766,0 5766,24">
            <text:p/>
          </draw:polygon>
        </draw:g>
        <draw:g>
          <svg:title>TexMaths</svg:title>
          <svg:desc>16§display§\fbox{IBE}§svg§600§FALSE§</svg:desc>
          <draw:polygon draw:style-name="gr13" draw:layer="layout" svg:width="1.367cm" svg:height="0.767cm" svg:x="4.582cm" svg:y="14.378cm" svg:viewBox="0 0 1368 768" draw:points="685,768 0,768 0,0 1368,0 1368,768">
            <text:p/>
          </draw:polygon>
          <draw:polygon draw:style-name="gr14" draw:layer="layout" svg:width="1.367cm" svg:height="0.023cm" svg:x="4.582cm" svg:y="14.378cm" svg:viewBox="0 0 1368 24" draw:points="685,24 0,24 0,0 1368,0 1368,24">
            <text:p/>
          </draw:polygon>
          <draw:polygon draw:style-name="gr14" draw:layer="layout" svg:width="0.023cm" svg:height="0.722cm" svg:x="4.582cm" svg:y="14.4cm" svg:viewBox="0 0 24 723" draw:points="13,723 0,723 0,0 24,0 24,723">
            <text:p/>
          </draw:polygon>
          <draw:path draw:style-name="gr14" draw:layer="layout" svg:width="0.172cm" svg:height="0.385cm" svg:x="4.788cm" svg:y="14.57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14" draw:layer="layout" svg:width="0.346cm" svg:height="0.385cm" svg:x="4.996cm" svg:y="14.57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14" draw:layer="layout" svg:width="0.349cm" svg:height="0.383cm" svg:x="5.393cm" svg:y="14.572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14" draw:layer="layout" svg:width="0.023cm" svg:height="0.722cm" svg:x="5.926cm" svg:y="14.4cm" svg:viewBox="0 0 24 723" draw:points="13,723 0,723 0,0 24,0 24,723">
            <text:p/>
          </draw:polygon>
          <draw:polygon draw:style-name="gr14" draw:layer="layout" svg:width="1.367cm" svg:height="0.023cm" svg:x="4.582cm" svg:y="15.122cm" svg:viewBox="0 0 1368 24" draw:points="685,24 0,24 0,0 1368,0 1368,24">
            <text:p/>
          </draw:polygon>
        </draw:g>
        <draw:g>
          <svg:title>TexMaths</svg:title>
          <svg:desc>16§display§\fbox{Certificate based}§svg§600§FALSE§</svg:desc>
          <draw:polygon draw:style-name="gr13" draw:layer="layout" svg:width="4.511cm" svg:height="0.773cm" svg:x="11.52cm" svg:y="14.366cm" svg:viewBox="0 0 4512 774" draw:points="2256,774 0,774 0,0 4512,0 4512,774">
            <text:p/>
          </draw:polygon>
          <draw:polygon draw:style-name="gr14" draw:layer="layout" svg:width="4.511cm" svg:height="0.023cm" svg:x="11.52cm" svg:y="14.366cm" svg:viewBox="0 0 4512 24" draw:points="2256,24 0,24 0,0 4512,0 4512,24">
            <text:p/>
          </draw:polygon>
          <draw:polygon draw:style-name="gr14" draw:layer="layout" svg:width="0.023cm" svg:height="0.728cm" svg:x="11.52cm" svg:y="14.388cm" svg:viewBox="0 0 24 729" draw:points="13,729 0,729 0,0 24,0 24,729">
            <text:p/>
          </draw:polygon>
          <draw:path draw:style-name="gr14" draw:layer="layout" svg:width="0.343cm" svg:height="0.41cm" svg:x="11.742cm" svg:y="14.552cm" svg:viewBox="0 0 344 411" svg:d="M0 205c0 116 91 206 197 206 91 0 147-80 147-144 0-6 0-10-8-10-5 0-5 4-6 8-5 82-64 128-127 128-33 0-145-19-145-188 0-168 110-187 145-187 61 0 112 51 123 134 0 6 0 10 8 10 10 0 10-4 10-15v-134c0-10 0-13-6-13-2 0-5 0-8 6l-29 42c-21-19-50-48-104-48-106 0-197 90-197 205z">
            <text:p/>
          </draw:path>
          <draw:path draw:style-name="gr14" draw:layer="layout" svg:width="0.218cm" svg:height="0.258cm" svg:x="12.133cm" svg:y="14.69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189cm" svg:height="0.248cm" svg:x="12.382cm" svg:y="14.699cm" svg:viewBox="0 0 190 249" svg:d="M78 62v-62l-78 6v18c40 0 45 3 45 32v150c0 26-7 26-45 26v17c22 0 48-1 64-1 24 0 50 0 72 1v-17h-11c-42 0-43-7-43-26v-88c0-56 24-105 67-105 3 0 5 0 6 0-1 0-13 8-13 22 0 16 12 24 24 24 10 0 24-6 24-24 0-19-17-35-41-35-42 0-63 38-71 62z">
            <text:p/>
          </draw:path>
          <draw:path draw:style-name="gr14" draw:layer="layout" svg:width="0.177cm" svg:height="0.352cm" svg:x="12.598cm" svg:y="14.601cm" svg:viewBox="0 0 178 353" svg:d="M88 122h80v-18h-80v-104h-14c-2 46-18 107-74 109v13h48v155c0 70 53 76 74 76 40 0 56-40 56-76v-32h-15v32c0 41-16 62-38 62-37 0-37-51-37-61z">
            <text:p/>
          </draw:path>
          <draw:path draw:style-name="gr14" draw:layer="layout" svg:width="0.121cm" svg:height="0.376cm" svg:x="12.824cm" svg:y="14.571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14" draw:layer="layout" svg:width="0.282cm" svg:height="0.397cm" svg:x="12.978cm" svg:y="14.552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14" draw:layer="layout" svg:width="0.215cm" svg:height="0.258cm" svg:x="13.294cm" svg:y="14.695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14" draw:layer="layout" svg:width="0.255cm" svg:height="0.258cm" svg:x="13.549cm" svg:y="14.695cm" svg:viewBox="0 0 256 259" svg:d="M165 211c1 22 17 46 45 46 11 0 46-8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4" draw:layer="layout" svg:width="0.177cm" svg:height="0.352cm" svg:x="13.816cm" svg:y="14.601cm" svg:viewBox="0 0 178 353" svg:d="M88 122h80v-18h-80v-104h-14c-2 46-18 107-74 109v13h48v155c0 70 53 76 74 76 40 0 56-40 56-76v-32h-15v32c0 41-16 62-38 62-37 0-37-51-37-61z">
            <text:p/>
          </draw:path>
          <draw:path draw:style-name="gr14" draw:layer="layout" svg:width="0.218cm" svg:height="0.258cm" svg:x="14.04cm" svg:y="14.69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7cm" svg:height="0.397cm" svg:x="14.478cm" svg:y="14.558cm" svg:viewBox="0 0 278 398" svg:d="M82 179v-179l-82 6v18c40 0 45 3 45 32v336h13c1 0 6-8 20-35 8 12 32 41 74 41 69 0 126-56 126-128s-54-128-120-128c-43 0-67 28-76 37zM83 328v-117c0-11 0-11 7-21 22-30 52-35 67-35 24 0 45 15 59 35 14 24 16 56 16 79 0 20-2 56-18 80-11 17-33 36-64 36-25 0-46-12-59-35-8-11-8-13-8-22z">
            <text:p/>
          </draw:path>
          <draw:path draw:style-name="gr14" draw:layer="layout" svg:width="0.255cm" svg:height="0.258cm" svg:x="14.798cm" svg:y="14.695cm" svg:viewBox="0 0 256 259" svg:d="M165 211c1 22 17 46 45 46 11 0 46-8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4" draw:layer="layout" svg:width="0.185cm" svg:height="0.258cm" svg:x="15.074cm" svg:y="14.695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14" draw:layer="layout" svg:width="0.218cm" svg:height="0.258cm" svg:x="15.293cm" svg:y="14.69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7cm" svg:height="0.397cm" svg:x="15.546cm" svg:y="14.558cm" svg:viewBox="0 0 278 398" svg:d="M195 360v38l83-6v-18c-38 0-43-5-43-32v-342l-81 6v18c40 0 43 3 43 32v122c-16-21-40-36-71-36-67 0-126 56-126 128s56 128 120 128c37 0 61-19 75-38zM195 209v116c0 11 0 11-6 20-16 28-42 40-66 40-25 0-46-14-59-36-16-23-18-55-18-79 0-21 2-54 18-80 13-17 34-35 64-35 21 0 43 8 61 34 6 9 6 11 6 20z">
            <text:p/>
          </draw:path>
          <draw:polygon draw:style-name="gr14" draw:layer="layout" svg:width="0.023cm" svg:height="0.728cm" svg:x="16.008cm" svg:y="14.388cm" svg:viewBox="0 0 24 729" draw:points="13,729 0,729 0,0 24,0 24,729">
            <text:p/>
          </draw:polygon>
          <draw:polygon draw:style-name="gr14" draw:layer="layout" svg:width="4.511cm" svg:height="0.023cm" svg:x="11.52cm" svg:y="15.116cm" svg:viewBox="0 0 4512 24" draw:points="2256,24 0,24 0,0 4512,0 4512,24">
            <text:p/>
          </draw:polygon>
        </draw:g>
        <draw:g>
          <svg:title>TexMaths</svg:title>
          <svg:desc>16§display§\fbox{Root-key based}§svg§600§FALSE§</svg:desc>
          <draw:polygon draw:style-name="gr13" draw:layer="layout" svg:width="4.173cm" svg:height="0.882cm" svg:x="20.819cm" svg:y="14.267cm" svg:viewBox="0 0 4174 883" draw:points="2088,883 0,883 0,0 4174,0 4174,883">
            <text:p/>
          </draw:polygon>
          <draw:polygon draw:style-name="gr14" draw:layer="layout" svg:width="4.173cm" svg:height="0.023cm" svg:x="20.819cm" svg:y="14.267cm" svg:viewBox="0 0 4174 24" draw:points="2088,24 0,24 0,0 4174,0 4174,24">
            <text:p/>
          </draw:polygon>
          <draw:polygon draw:style-name="gr14" draw:layer="layout" svg:width="0.023cm" svg:height="0.837cm" svg:x="20.819cm" svg:y="14.289cm" svg:viewBox="0 0 24 838" draw:points="13,838 0,838 0,0 24,0 24,838">
            <text:p/>
          </draw:polygon>
          <draw:path draw:style-name="gr14" draw:layer="layout" svg:width="0.393cm" svg:height="0.397cm" svg:x="21.03cm" svg:y="14.465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14" draw:layer="layout" svg:width="0.25cm" svg:height="0.258cm" svg:x="21.44cm" svg:y="14.597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14" draw:layer="layout" svg:width="0.25cm" svg:height="0.258cm" svg:x="21.737cm" svg:y="14.597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14" draw:layer="layout" svg:width="0.177cm" svg:height="0.353cm" svg:x="22.012cm" svg:y="14.502cm" svg:viewBox="0 0 178 354" svg:d="M88 122h80v-18h-80v-104h-14c-2 46-18 107-74 109v13h48v155c0 70 53 77 74 77 40 0 56-40 56-77v-32h-15v32c0 41-16 62-38 62-37 0-37-51-37-61z">
            <text:p/>
          </draw:path>
          <draw:polygon draw:style-name="gr14" draw:layer="layout" svg:width="0.149cm" svg:height="0.033cm" svg:x="22.227cm" svg:y="14.71cm" svg:viewBox="0 0 150 34" draw:points="150,34 150,0 0,0 0,34">
            <text:p/>
          </draw:polygon>
          <draw:path draw:style-name="gr14" draw:layer="layout" svg:width="0.273cm" svg:height="0.391cm" svg:x="22.424cm" svg:y="14.459cm" svg:viewBox="0 0 274 392" svg:d="M45 349c0 25-7 25-45 25v18c19 0 45-2 62-2 16 0 39 0 61 2v-18c-37 0-43 0-43-25v-58l35-32c45 61 69 93 69 103 0 11-10 12-21 12v18c16 0 50-2 61-2 16 0 34 0 50 2v-18c-21 0-34 0-56-30l-71-101c-1-1-5-5-5-6 0-2 42-35 47-40 35-29 59-31 72-31v-17c-18 1-24 1-40 1-21 0-56-1-64-1v17c11 0 17 7 17 15 0 11-8 17-12 21l-80 68v-270l-82 6v18c40 0 45 3 45 32z">
            <text:p/>
          </draw:path>
          <draw:path draw:style-name="gr14" draw:layer="layout" svg:width="0.218cm" svg:height="0.258cm" svg:x="22.705cm" svg:y="14.59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6cm" svg:height="0.359cm" svg:x="22.95cm" svg:y="14.606cm" svg:viewBox="0 0 277 360" svg:d="M224 54c14-36 43-36 53-36v-18c-13 2-31 2-43 2-10 0-37-2-48-2v18c17 0 25 9 25 24 0 6 0 6-3 14l-58 138-62-152c-2-5-3-7-3-10 0-14 21-14 32-14v-18c-15 0-53 2-63 2-14 0-36 0-54-2v18c27 0 38 0 46 19l85 206c-3 8-11 26-14 34-13 30-29 70-64 70-3 0-16 0-27-11 17-2 22-14 22-22 0-16-11-24-24-24-11 0-24 6-24 24 0 25 24 46 53 46 35 0 57-34 72-66z">
            <text:p/>
          </draw:path>
          <draw:path draw:style-name="gr14" draw:layer="layout" svg:width="0.277cm" svg:height="0.397cm" svg:x="23.44cm" svg:y="14.459cm" svg:viewBox="0 0 278 398" svg:d="M82 179v-179l-82 6v18c40 0 45 3 45 32v336h13c1 0 6-8 20-35 8 13 32 41 74 41 69 0 126-56 126-128s-54-128-120-128c-43 0-67 28-76 37zM83 328v-117c0-11 0-11 7-21 22-30 52-35 67-35 24 0 45 15 59 35 14 24 16 56 16 79 0 21-2 56-18 80-11 17-33 37-64 37-25 0-46-13-59-36-8-11-8-12-8-22z">
            <text:p/>
          </draw:path>
          <draw:path draw:style-name="gr14" draw:layer="layout" svg:width="0.255cm" svg:height="0.258cm" svg:x="23.76cm" svg:y="14.59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4" draw:layer="layout" svg:width="0.185cm" svg:height="0.258cm" svg:x="24.035cm" svg:y="14.597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14" draw:layer="layout" svg:width="0.218cm" svg:height="0.258cm" svg:x="24.254cm" svg:y="14.59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14" draw:layer="layout" svg:width="0.277cm" svg:height="0.397cm" svg:x="24.508cm" svg:y="14.459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olygon draw:style-name="gr14" draw:layer="layout" svg:width="0.023cm" svg:height="0.837cm" svg:x="24.969cm" svg:y="14.289cm" svg:viewBox="0 0 24 838" draw:points="13,838 0,838 0,0 24,0 24,838">
            <text:p/>
          </draw:polygon>
          <draw:polygon draw:style-name="gr14" draw:layer="layout" svg:width="4.173cm" svg:height="0.023cm" svg:x="20.819cm" svg:y="15.126cm" svg:viewBox="0 0 4174 24" draw:points="2088,24 0,24 0,0 4174,0 4174,24">
            <text:p/>
          </draw:polygon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0T14:11:57.534277582</dc:date>
    <meta:editing-duration>PT2H19M55S</meta:editing-duration>
    <meta:editing-cycles>26</meta:editing-cycles>
    <meta:generator>LibreOffice/4.2.8.2$Linux_X86_64 LibreOffice_project/420m0$Build-2</meta:generator>
    <dc:creator>Khan A</dc:creator>
    <meta:document-statistic meta:object-count="158"/>
  </office:meta>
</office:document-meta>
</file>